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0H54M17.000S" table:style-name="ce9">
            <text:p>10:54:17</text:p>
          </table:table-cell>
          <table:table-cell office:value-type="string" table:style-name="ce12">
            <text:p>Last</text:p>
          </table:table-cell>
          <table:table-cell office:value-type="time" office:time-value="PT10H56M17.000S" table:style-name="ce9">
            <text:p>10:56:17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4.36" table:style-name="ce13">
            <text:p>14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5.019999999999996" table:style-name="ce14">
            <text:p>45.0</text:p>
          </table:table-cell>
          <table:table-cell office:value-type="float" office:value="6.5399999999999991" table:style-name="ce14">
            <text:p>6.5</text:p>
          </table:table-cell>
          <table:table-cell office:value-type="float" office:value="1.24" table:style-name="ce14">
            <text:p>1.2</text:p>
          </table:table-cell>
          <table:table-cell office:value-type="float" office:value="47.22" table:style-name="ce14">
            <text:p>47.2</text:p>
          </table:table-cell>
          <table:table-cell office:value-type="float" office:value="51.56" table:style-name="ce14">
            <text:p>51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4" table:style-name="ce13">
            <text:p>34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69.5" table:style-name="ce14">
            <text:p>69.5</text:p>
          </table:table-cell>
          <table:table-cell office:value-type="float" office:value="12.9" table:style-name="ce14">
            <text:p>12.9</text:p>
          </table:table-cell>
          <table:table-cell office:value-type="float" office:value="5.7" table:style-name="ce14">
            <text:p>5.7</text:p>
          </table:table-cell>
          <table:table-cell office:value-type="float" office:value="92.7" table:style-name="ce14">
            <text:p>92.7</text:p>
          </table:table-cell>
          <table:table-cell office:value-type="float" office:value="80" table:style-name="ce14">
            <text:p>80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290H54M17.000S" table:style-name="ce9">
            <text:p>10:54:17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5437583296312751" table:style-name="ce14">
            <text:p>1.5</text:p>
          </table:table-cell>
          <table:table-cell office:value-type="float" office:value="1.9724770642201839" table:style-name="ce14">
            <text:p>2.0</text:p>
          </table:table-cell>
          <table:table-cell office:value-type="float" office:value="4.596774193548387" table:style-name="ce14">
            <text:p>4.6</text:p>
          </table:table-cell>
          <table:table-cell office:value-type="float" office:value="1.9631512071156292" table:style-name="ce14">
            <text:p>2.0</text:p>
          </table:table-cell>
          <table:table-cell office:value-type="float" office:value="1.5515903801396431" table:style-name="ce14">
            <text:p>1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65.52600000000001" table:style-name="ce13">
            <text:p>6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34.78399999999999" table:style-name="ce13">
            <text:p>1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.4861556267806269" table:style-name="ce14">
            <text:p>0.5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02T00:00:00" table:style-name="ce5">
            <text:p>02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0M54.160S" table:style-name="ce6">
            <text:p>00:10: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9856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80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17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7756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46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4507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249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44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274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11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4507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3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04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1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3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0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4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0638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3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51942 0 9527 1535782 6620 0 299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4521 0 4095 379551 1968 0 124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5869 0 2264 381579 1714 0 73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1788 0 1675 387118 647 0 49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9762 0 1491 387531 2289 0 52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680983 48 739 0 0 0 0 2 0 1 0 0 0 401 0 16208 68 0 0 0 0 0 0 0 22 0 0 0 0 0 0 0 0 10713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60652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06618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6426331 0 340332 25980 5670781 16249 0 584 126806 328 2452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741852333 5615909 <text:s text:c="3"/>0 <text:s text:c="3"/>0 <text:s text:c="3"/>0 <text:s text:c="4"/>0 <text:s text:c="9"/>0 <text:s text:c="8"/>0 3741852333 561590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6950175 <text:s text:c="2"/>63169 <text:s text:c="3"/>0 <text:s text:c="3"/>0 <text:s text:c="3"/>0 <text:s text:c="4"/>0 <text:s text:c="9"/>0 <text:s text:c="8"/>0 80451266 <text:s text:c="2"/>61675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673 9543 706710 243420 4530 106434 890512 1015056 0 72944 1258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571 9512 705658 243008 4530 106434 890512 1015056 0 72876 12585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8 0 0 0 0 0 48 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284 0 0 0 0 0 284 2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92 94454 21 13 5 53 16 41 20 0 1 0 4 2932736 399 4294967295 14983168 15083004 0 0 0 0 0 4096 536946211 4294967295 0 0 0 0 0 0 164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399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316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1675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6950175 (6.9 MB) <text:s/>TX bytes:80451266 (80.4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61590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561590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741852333 (3.7 GB) <text:s/>TX bytes:3741852333 (3.7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6 <text:s text:c="5"/>2955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5.7" table:style-name="ce1">
            <text:p>5.7</text:p>
          </table:table-cell>
          <table:table-cell office:value-type="float" office:value="92.7" table:style-name="ce1">
            <text:p>92.7</text:p>
          </table:table-cell>
          <table:table-cell office:value-type="float" office:value="1.6" table:style-name="ce1">
            <text:p>1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53" table:style-name="ce1">
            <text:p>53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41.5" table:style-name="ce1">
            <text:p>41.5</text:p>
          </table:table-cell>
          <table:table-cell office:value-type="float" office:value="58.5" table:style-name="ce1">
            <text:p>58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69.5" table:style-name="ce1">
            <text:p>69.5</text:p>
          </table:table-cell>
          <table:table-cell office:value-type="float" office:value="10.3" table:style-name="ce1">
            <text:p>10.3</text:p>
          </table:table-cell>
          <table:table-cell office:value-type="float" office:value="0.2" table:style-name="ce1">
            <text:p>0.2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79.8" table:style-name="ce1">
            <text:p>79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67.099999999999994" table:style-name="ce1">
            <text:p>67.1</text:p>
          </table:table-cell>
          <table:table-cell office:value-type="float" office:value="12.9" table:style-name="ce1">
            <text:p>12.9</text:p>
          </table:table-cell>
          <table:table-cell office:value-type="float" office:value="0.2" table:style-name="ce1">
            <text:p>0.2</text:p>
          </table:table-cell>
          <table:table-cell office:value-type="float" office:value="19.8" table:style-name="ce1">
            <text:p>19.8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34.6" table:style-name="ce1">
            <text:p>34.6</text:p>
          </table:table-cell>
          <table:table-cell office:value-type="float" office:value="3.3" table:style-name="ce1">
            <text:p>3.3</text:p>
          </table:table-cell>
          <table:table-cell office:value-type="float" office:value="0.1" table:style-name="ce1">
            <text:p>0.1</text:p>
          </table:table-cell>
          <table:table-cell office:value-type="float" office:value="62" table:style-name="ce1">
            <text:p>62</text:p>
          </table:table-cell>
          <table:table-cell office:value-type="float" office:value="37.9" table:style-name="ce1">
            <text:p>37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5.019999999999996" table:style-name="ce1">
            <text:p>45.02</text:p>
          </table:table-cell>
          <table:table-cell office:value-type="float" office:value="6.5399999999999991" table:style-name="ce1">
            <text:p>6.54</text:p>
          </table:table-cell>
          <table:table-cell office:value-type="float" office:value="1.24" table:style-name="ce1">
            <text:p>1.24</text:p>
          </table:table-cell>
          <table:table-cell office:value-type="float" office:value="47.22" table:style-name="ce1">
            <text:p>47.22</text:p>
          </table:table-cell>
          <table:table-cell office:value-type="float" office:value="51.56" table:style-name="ce1">
            <text:p>51.56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4.66" table:style-name="ce11">
            <text:p>44.7</text:p>
          </table:table-cell>
          <table:table-cell office:value-type="float" office:value="7.0400000000000009" table:style-name="ce11">
            <text:p>7.0</text:p>
          </table:table-cell>
          <table:table-cell office:value-type="float" office:value="0.12" table:style-name="ce11">
            <text:p>0.1</text:p>
          </table:table-cell>
          <table:table-cell office:value-type="float" office:value="48.160000000000004" table:style-name="ce11">
            <text:p>48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5.84" table:style-name="ce11">
            <text:p>45.8</text:p>
          </table:table-cell>
          <table:table-cell office:value-type="float" office:value="6.1" table:style-name="ce11">
            <text:p>6.1</text:p>
          </table:table-cell>
          <table:table-cell office:value-type="float" office:value="0.12" table:style-name="ce11">
            <text:p>0.1</text:p>
          </table:table-cell>
          <table:table-cell office:value-type="float" office:value="47.98" table:style-name="ce11">
            <text:p>48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5.5" table:style-name="ce11">
            <text:p>45.5</text:p>
          </table:table-cell>
          <table:table-cell office:value-type="float" office:value="6.62" table:style-name="ce11">
            <text:p>6.6</text:p>
          </table:table-cell>
          <table:table-cell office:value-type="float" office:value="0.2" table:style-name="ce11">
            <text:p>0.2</text:p>
          </table:table-cell>
          <table:table-cell office:value-type="float" office:value="47.679999999999993" table:style-name="ce11">
            <text:p>47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5.879999999999995" table:style-name="ce11">
            <text:p>45.9</text:p>
          </table:table-cell>
          <table:table-cell office:value-type="float" office:value="6.38" table:style-name="ce11">
            <text:p>6.4</text:p>
          </table:table-cell>
          <table:table-cell office:value-type="float" office:value="0.24" table:style-name="ce11">
            <text:p>0.2</text:p>
          </table:table-cell>
          <table:table-cell office:value-type="float" office:value="47.519999999999996" table:style-name="ce11">
            <text:p>47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2168.8000000000002" table:style-name="ce1">
            <text:p>2168.8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0" table:style-name="ce1">
            <text:p>0</text:p>
          </table:table-cell>
          <table:table-cell office:value-type="float" office:value="48.8" table:style-name="ce1">
            <text:p>48.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0.8" table:style-name="ce1">
            <text:p>0.8</text:p>
          </table:table-cell>
          <table:table-cell office:value-type="float" office:value="2585.4" table:style-name="ce1">
            <text:p>2585.4</text:p>
          </table:table-cell>
          <table:table-cell office:value-type="float" office:value="12.4" table:style-name="ce1">
            <text:p>12.4</text:p>
          </table:table-cell>
          <table:table-cell table:number-columns-repeated="16380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14.6" table:style-name="ce1">
            <text:p>14.6</text:p>
          </table:table-cell>
          <table:table-cell office:value-type="float" office:value="1329" table:style-name="ce1">
            <text:p>1329</text:p>
          </table:table-cell>
          <table:table-cell office:value-type="float" office:value="16.2" table:style-name="ce1">
            <text:p>16.2</text:p>
          </table:table-cell>
          <table:table-cell table:number-columns-repeated="16380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0" table:style-name="ce1">
            <text:p>0</text:p>
          </table:table-cell>
          <table:table-cell office:value-type="float" office:value="529.6" table:style-name="ce1">
            <text:p>529.6</text:p>
          </table:table-cell>
          <table:table-cell office:value-type="float" office:value="8.1999999999999993" table:style-name="ce1">
            <text:p>8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36.84000000000003" table:formula="msoxl:=AVERAGE(B2:B6)" table:style-name="ce8">
            <text:p>436.8</text:p>
          </table:table-cell>
          <table:table-cell office:value-type="float" office:value="898.56000000000006" table:formula="msoxl:=AVERAGE(C2:C6)" table:style-name="ce8">
            <text:p>898.6</text:p>
          </table:table-cell>
          <table:table-cell office:value-type="float" office:value="14.36" table:formula="msoxl:=AVERAGE(D2:D6)" table:style-name="ce8">
            <text:p>14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716.7664646094677" table:formula="msoxl:=IF(B8=0,0,MAX(SUMPRODUCT(B2:B6,B2:B6)/SUM(B2:B6)-B8,0))" table:style-name="ce8">
            <text:p>1716.8</text:p>
          </table:table-cell>
          <table:table-cell office:value-type="float" office:value="1045.3039066951569" table:formula="msoxl:=IF(C8=0,0,MAX(SUMPRODUCT(C2:C6,C2:C6)/SUM(C2:C6)-C8,0))" table:style-name="ce8">
            <text:p>1045.3</text:p>
          </table:table-cell>
          <table:table-cell office:value-type="float" office:value="8.4873537604456857" table:formula="msoxl:=IF(D8=0,0,MAX(SUMPRODUCT(D2:D6,D2:D6)/SUM(D2:D6)-D8,0))" table:style-name="ce8">
            <text:p>8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5.193535390532361" table:formula="msoxl:=ABS(MAX(B2:B6)-B8-B9)" table:style-name="ce8">
            <text:p>15.2</text:p>
          </table:table-cell>
          <table:table-cell office:value-type="float" office:value="641.53609330484323" table:formula="msoxl:=ABS(MAX(C2:C6)-C8-C9)" table:style-name="ce8">
            <text:p>641.5</text:p>
          </table:table-cell>
          <table:table-cell office:value-type="float" office:value="11.152646239554315" table:formula="msoxl:=ABS(MAX(D2:D6)-D8-D9)" table:style-name="ce8">
            <text:p>11.2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63.8" table:style-name="ce1">
            <text:p>63.8</text:p>
          </table:table-cell>
          <table:table-cell office:value-type="float" office:value="63.8" table:style-name="ce1">
            <text:p>6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7.6" table:style-name="ce1">
            <text:p>127.6</text:p>
          </table:table-cell>
          <table:table-cell table:number-columns-repeated="16128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45.8" table:style-name="ce1">
            <text:p>45.8</text:p>
          </table:table-cell>
          <table:table-cell office:value-type="float" office:value="45.8" table:style-name="ce1">
            <text:p>4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1.6" table:style-name="ce1">
            <text:p>91.6</text:p>
          </table:table-cell>
          <table:table-cell table:number-columns-repeated="16128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207.5" table:style-name="ce1">
            <text:p>207.5</text:p>
          </table:table-cell>
          <table:table-cell office:value-type="float" office:value="207.5" table:style-name="ce1">
            <text:p>20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15" table:style-name="ce1">
            <text:p>415</text:p>
          </table:table-cell>
          <table:table-cell table:number-columns-repeated="16128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82.9" table:style-name="ce1">
            <text:p>82.9</text:p>
          </table:table-cell>
          <table:table-cell office:value-type="float" office:value="82.9" table:style-name="ce1">
            <text:p>8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5.8" table:style-name="ce1">
            <text:p>165.8</text:p>
          </table:table-cell>
          <table:table-cell table:number-columns-repeated="16128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9.19999999999999" table:style-name="ce1">
            <text:p>129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2.92" table:formula="msoxl:=AVERAGE(B2:B6)" table:style-name="ce8">
            <text:p>92.9</text:p>
          </table:table-cell>
          <table:table-cell office:value-type="float" office:value="92.92" table:formula="msoxl:=AVERAGE(C2:C6)" table:style-name="ce8">
            <text:p>92.9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6.804278949634082" table:formula="msoxl:=IF(B8=0,0,MAX(SUMPRODUCT(B2:B6,B2:B6)/SUM(B2:B6)-B8,0))" table:style-name="ce8">
            <text:p>36.8</text:p>
          </table:table-cell>
          <table:table-cell office:value-type="float" office:value="36.804278949634082" table:formula="msoxl:=IF(C8=0,0,MAX(SUMPRODUCT(C2:C6,C2:C6)/SUM(C2:C6)-C8,0))" table:style-name="ce8">
            <text:p>36.8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7.775721050365917" table:formula="msoxl:=ABS(MAX(B2:B6)-B8-B9)" table:style-name="ce8">
            <text:p>77.8</text:p>
          </table:table-cell>
          <table:table-cell office:value-type="float" office:value="77.775721050365917" table:formula="msoxl:=ABS(MAX(C2:C6)-C8-C9)" table:style-name="ce8">
            <text:p>77.8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9.72427894963408" table:formula="msoxl:=B8+ B9" table:style-name="ce8">
            <text:p>129.7</text:p>
          </table:table-cell>
          <table:table-cell office:value-type="float" office:value="129.72427894963408" table:formula="msoxl:=C8+ C9" table:style-name="ce8">
            <text:p>129.7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21.9" table:style-name="ce1">
            <text:p>21.9</text:p>
          </table:table-cell>
          <table:table-cell office:value-type="float" office:value="21.2" table:style-name="ce1">
            <text:p>2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.099999999999994" table:style-name="ce1">
            <text:p>43.1</text:p>
          </table:table-cell>
          <table:table-cell table:number-columns-repeated="16128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8" table:style-name="ce1">
            <text:p>6.8</text:p>
          </table:table-cell>
          <table:table-cell table:number-columns-repeated="16128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.1799999999999988" table:formula="msoxl:=AVERAGE(B2:B6)" table:style-name="ce8">
            <text:p>6.2</text:p>
          </table:table-cell>
          <table:table-cell office:value-type="float" office:value="6.0399999999999991" table:formula="msoxl:=AVERAGE(C2:C6)" table:style-name="ce8">
            <text:p>6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.323883495145633" table:formula="msoxl:=IF(B8=0,0,MAX(SUMPRODUCT(B2:B6,B2:B6)/SUM(B2:B6)-B8,0))" table:style-name="ce8">
            <text:p>10.3</text:p>
          </table:table-cell>
          <table:table-cell office:value-type="float" office:value="9.8474172185430504" table:formula="msoxl:=IF(C8=0,0,MAX(SUMPRODUCT(C2:C6,C2:C6)/SUM(C2:C6)-C8,0))" table:style-name="ce8">
            <text:p>9.8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.3961165048543656" table:formula="msoxl:=ABS(MAX(B2:B6)-B8-B9)" table:style-name="ce8">
            <text:p>5.4</text:p>
          </table:table-cell>
          <table:table-cell office:value-type="float" office:value="5.3125827814569497" table:formula="msoxl:=ABS(MAX(C2:C6)-C8-C9)" table:style-name="ce8">
            <text:p>5.3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6.503883495145633" table:formula="msoxl:=B8+ B9" table:style-name="ce8">
            <text:p>16.5</text:p>
          </table:table-cell>
          <table:table-cell office:value-type="float" office:value="15.88741721854305" table:formula="msoxl:=C8+ C9" table:style-name="ce8">
            <text:p>15.9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1084.4000000000001" table:style-name="ce1">
            <text:p>1084.4</text:p>
          </table:table-cell>
          <table:table-cell office:value-type="float" office:value="1084.4000000000001" table:style-name="ce1">
            <text:p>108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68.8000000000002" table:style-name="ce1">
            <text:p>2168.8</text:p>
          </table:table-cell>
          <table:table-cell table:number-columns-repeated="16128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7.3" table:style-name="ce1">
            <text:p>7.3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6" table:style-name="ce1">
            <text:p>14.6</text:p>
          </table:table-cell>
          <table:table-cell table:number-columns-repeated="16128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18.42000000000002" table:formula="msoxl:=AVERAGE(B2:B6)" table:style-name="ce8">
            <text:p>218.4</text:p>
          </table:table-cell>
          <table:table-cell office:value-type="float" office:value="218.42000000000002" table:formula="msoxl:=AVERAGE(C2:C6)" table:style-name="ce8">
            <text:p>218.4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58.38323230473384" table:formula="msoxl:=IF(B8=0,0,MAX(SUMPRODUCT(B2:B6,B2:B6)/SUM(B2:B6)-B8,0))" table:style-name="ce8">
            <text:p>858.4</text:p>
          </table:table-cell>
          <table:table-cell office:value-type="float" office:value="858.38323230473384" table:formula="msoxl:=IF(C8=0,0,MAX(SUMPRODUCT(C2:C6,C2:C6)/SUM(C2:C6)-C8,0))" table:style-name="ce8">
            <text:p>858.4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.5967676952661805" table:formula="msoxl:=ABS(MAX(B2:B6)-B8-B9)" table:style-name="ce8">
            <text:p>7.6</text:p>
          </table:table-cell>
          <table:table-cell office:value-type="float" office:value="7.5967676952661805" table:formula="msoxl:=ABS(MAX(C2:C6)-C8-C9)" table:style-name="ce8">
            <text:p>7.6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76.8032323047339" table:formula="msoxl:=B8+ B9" table:style-name="ce8">
            <text:p>1076.8</text:p>
          </table:table-cell>
          <table:table-cell office:value-type="float" office:value="1076.8032323047339" table:formula="msoxl:=C8+ C9" table:style-name="ce8">
            <text:p>1076.8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24.4" table:style-name="ce1">
            <text:p>24.4</text:p>
          </table:table-cell>
          <table:table-cell office:value-type="float" office:value="24.4" table:style-name="ce1">
            <text:p>2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8.8" table:style-name="ce1">
            <text:p>48.8</text:p>
          </table:table-cell>
          <table:table-cell table:number-columns-repeated="16128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1292.7" table:style-name="ce1">
            <text:p>1292.7</text:p>
          </table:table-cell>
          <table:table-cell office:value-type="float" office:value="1292.7" table:style-name="ce1">
            <text:p>129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85.4" table:style-name="ce1">
            <text:p>2585.4</text:p>
          </table:table-cell>
          <table:table-cell table:number-columns-repeated="16128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664.5" table:style-name="ce1">
            <text:p>664.5</text:p>
          </table:table-cell>
          <table:table-cell office:value-type="float" office:value="664.5" table:style-name="ce1">
            <text:p>66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29" table:style-name="ce1">
            <text:p>1329</text:p>
          </table:table-cell>
          <table:table-cell table:number-columns-repeated="16128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264.8" table:style-name="ce1">
            <text:p>264.8</text:p>
          </table:table-cell>
          <table:table-cell office:value-type="float" office:value="264.8" table:style-name="ce1">
            <text:p>26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9.6" table:style-name="ce1">
            <text:p>529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49.28000000000003" table:formula="msoxl:=AVERAGE(B2:B6)" table:style-name="ce8">
            <text:p>449.3</text:p>
          </table:table-cell>
          <table:table-cell office:value-type="float" office:value="449.28000000000003" table:formula="msoxl:=AVERAGE(C2:C6)" table:style-name="ce8">
            <text:p>449.3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22.65195334757846" table:formula="msoxl:=IF(B8=0,0,MAX(SUMPRODUCT(B2:B6,B2:B6)/SUM(B2:B6)-B8,0))" table:style-name="ce8">
            <text:p>522.7</text:p>
          </table:table-cell>
          <table:table-cell office:value-type="float" office:value="522.65195334757846" table:formula="msoxl:=IF(C8=0,0,MAX(SUMPRODUCT(C2:C6,C2:C6)/SUM(C2:C6)-C8,0))" table:style-name="ce8">
            <text:p>522.7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20.76804665242162" table:formula="msoxl:=ABS(MAX(B2:B6)-B8-B9)" table:style-name="ce8">
            <text:p>320.8</text:p>
          </table:table-cell>
          <table:table-cell office:value-type="float" office:value="320.76804665242162" table:formula="msoxl:=ABS(MAX(C2:C6)-C8-C9)" table:style-name="ce8">
            <text:p>320.8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71.93195334757843" table:formula="msoxl:=B8+ B9" table:style-name="ce8">
            <text:p>971.9</text:p>
          </table:table-cell>
          <table:table-cell office:value-type="float" office:value="971.93195334757843" table:formula="msoxl:=C8+ C9" table:style-name="ce8">
            <text:p>971.9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" table:style-name="ce1">
            <text:p>34</text:p>
          </table:table-cell>
          <table:table-cell table:number-columns-repeated="16128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6.2" table:style-name="ce1">
            <text:p>6.2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4" table:style-name="ce1">
            <text:p>12.4</text:p>
          </table:table-cell>
          <table:table-cell table:number-columns-repeated="16128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8.1" table:style-name="ce1">
            <text:p>8.1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2" table:style-name="ce1">
            <text:p>16.2</text:p>
          </table:table-cell>
          <table:table-cell table:number-columns-repeated="16128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999999999999993" table:style-name="ce1">
            <text:p>8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.18" table:formula="msoxl:=AVERAGE(B2:B6)" table:style-name="ce8">
            <text:p>7.2</text:p>
          </table:table-cell>
          <table:table-cell office:value-type="float" office:value="7.18" table:formula="msoxl:=AVERAGE(C2:C6)" table:style-name="ce8">
            <text:p>7.2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.2436768802228428" table:formula="msoxl:=IF(B8=0,0,MAX(SUMPRODUCT(B2:B6,B2:B6)/SUM(B2:B6)-B8,0))" table:style-name="ce8">
            <text:p>4.2</text:p>
          </table:table-cell>
          <table:table-cell office:value-type="float" office:value="4.2436768802228428" table:formula="msoxl:=IF(C8=0,0,MAX(SUMPRODUCT(C2:C6,C2:C6)/SUM(C2:C6)-C8,0))" table:style-name="ce8">
            <text:p>4.2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.5763231197771574" table:formula="msoxl:=ABS(MAX(B2:B6)-B8-B9)" table:style-name="ce8">
            <text:p>5.6</text:p>
          </table:table-cell>
          <table:table-cell office:value-type="float" office:value="5.5763231197771574" table:formula="msoxl:=ABS(MAX(C2:C6)-C8-C9)" table:style-name="ce8">
            <text:p>5.6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.423676880222843" table:formula="msoxl:=B8+ B9" table:style-name="ce8">
            <text:p>11.4</text:p>
          </table:table-cell>
          <table:table-cell office:value-type="float" office:value="11.423676880222843" table:formula="msoxl:=C8+ C9" table:style-name="ce8">
            <text:p>11.4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1999999999999" table:formula="msoxl:=AVERAGE(B2:B6)" table:style-name="ce8">
            <text:p>56.6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814906393628803E-4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7961850936064394" table:formula="msoxl:=ABS(MAX(B2:B6)-B8-B9)" table:style-name="ce8">
            <text:p>0.2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868.3999999999996" table:style-name="ce1">
            <text:p>4868.4</text:p>
          </table:table-cell>
          <table:table-cell office:value-type="float" office:value="4173.6000000000004" table:style-name="ce1">
            <text:p>4173.6</text:p>
          </table:table-cell>
          <table:table-cell office:value-type="float" office:value="694.8" table:style-name="ce1">
            <text:p>694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75.9" table:style-name="ce1">
            <text:p>675.9</text:p>
          </table:table-cell>
          <table:table-cell office:value-type="float" office:value="1734.1" table:style-name="ce1">
            <text:p>1734.1</text:p>
          </table:table-cell>
          <table:table-cell office:value-type="float" office:value="-1" table:style-name="ce1">
            <text:p>-1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414.9" table:style-name="ce1">
            <text:p>414.9</text:p>
          </table:table-cell>
          <table:table-cell table:number-columns-repeated="16368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68.2" table:style-name="ce1">
            <text:p>4768.2</text:p>
          </table:table-cell>
          <table:table-cell office:value-type="float" office:value="4075.9" table:style-name="ce1">
            <text:p>4075.9</text:p>
          </table:table-cell>
          <table:table-cell office:value-type="float" office:value="692.3" table:style-name="ce1">
            <text:p>692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1" table:style-name="ce1">
            <text:p>701</text:p>
          </table:table-cell>
          <table:table-cell office:value-type="float" office:value="1816.4" table:style-name="ce1">
            <text:p>1816.4</text:p>
          </table:table-cell>
          <table:table-cell office:value-type="float" office:value="-1" table:style-name="ce1">
            <text:p>-1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431.5" table:style-name="ce1">
            <text:p>431.5</text:p>
          </table:table-cell>
          <table:table-cell table:number-columns-repeated="16368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39.3" table:style-name="ce1">
            <text:p>4739.3</text:p>
          </table:table-cell>
          <table:table-cell office:value-type="float" office:value="4047.5" table:style-name="ce1">
            <text:p>4047.5</text:p>
          </table:table-cell>
          <table:table-cell office:value-type="float" office:value="691.8" table:style-name="ce1">
            <text:p>691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5.9" table:style-name="ce1">
            <text:p>705.9</text:p>
          </table:table-cell>
          <table:table-cell office:value-type="float" office:value="1848.4" table:style-name="ce1">
            <text:p>1848.4</text:p>
          </table:table-cell>
          <table:table-cell office:value-type="float" office:value="-1" table:style-name="ce1">
            <text:p>-1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427.6" table:style-name="ce1">
            <text:p>427.6</text:p>
          </table:table-cell>
          <table:table-cell table:number-columns-repeated="16368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28.8999999999996" table:style-name="ce1">
            <text:p>4728.9</text:p>
          </table:table-cell>
          <table:table-cell office:value-type="float" office:value="4037.6" table:style-name="ce1">
            <text:p>4037.6</text:p>
          </table:table-cell>
          <table:table-cell office:value-type="float" office:value="691.3" table:style-name="ce1">
            <text:p>691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0.1" table:style-name="ce1">
            <text:p>700.1</text:p>
          </table:table-cell>
          <table:table-cell office:value-type="float" office:value="1859.5" table:style-name="ce1">
            <text:p>1859.5</text:p>
          </table:table-cell>
          <table:table-cell office:value-type="float" office:value="-1" table:style-name="ce1">
            <text:p>-1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26.1" table:style-name="ce1">
            <text:p>426.1</text:p>
          </table:table-cell>
          <table:table-cell table:number-columns-repeated="16368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25.8999999999996" table:style-name="ce1">
            <text:p>4725.9</text:p>
          </table:table-cell>
          <table:table-cell office:value-type="float" office:value="4034.2" table:style-name="ce1">
            <text:p>4034.2</text:p>
          </table:table-cell>
          <table:table-cell office:value-type="float" office:value="691.7" table:style-name="ce1">
            <text:p>691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0.8" table:style-name="ce1">
            <text:p>680.8</text:p>
          </table:table-cell>
          <table:table-cell office:value-type="float" office:value="1869.3" table:style-name="ce1">
            <text:p>1869.3</text:p>
          </table:table-cell>
          <table:table-cell office:value-type="float" office:value="-1" table:style-name="ce1">
            <text:p>-1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19.3" table:style-name="ce1">
            <text:p>419.3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1790" table:style-name="ce1">
            <text:p>1790</text:p>
          </table:table-cell>
          <table:table-cell office:value-type="float" office:value="29.8" table:style-name="ce1">
            <text:p>29.8</text:p>
          </table:table-cell>
          <table:table-cell office:value-type="float" office:value="1790" table:style-name="ce1">
            <text:p>1790</text:p>
          </table:table-cell>
          <table:table-cell office:value-type="float" office:value="611.4" table:style-name="ce1">
            <text:p>611.4</text:p>
          </table:table-cell>
          <table:table-cell office:value-type="float" office:value="3580" table:style-name="ce1">
            <text:p>3580</text:p>
          </table:table-cell>
          <table:table-cell office:value-type="float" office:value="641.19999999999993" table:style-name="ce1">
            <text:p>641.2</text:p>
          </table:table-cell>
          <table:table-cell office:value-type="float" office:value="1819.8" table:style-name="ce1">
            <text:p>1819.8</text:p>
          </table:table-cell>
          <table:table-cell office:value-type="float" office:value="-2401.4" table:style-name="ce1">
            <text:p>-2401.4</text:p>
          </table:table-cell>
          <table:table-cell table:number-columns-repeated="16375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3382.1" table:style-name="ce1">
            <text:p>3382.1</text:p>
          </table:table-cell>
          <table:table-cell office:value-type="float" office:value="26.5" table:style-name="ce1">
            <text:p>26.5</text:p>
          </table:table-cell>
          <table:table-cell office:value-type="float" office:value="3382.1" table:style-name="ce1">
            <text:p>3382.1</text:p>
          </table:table-cell>
          <table:table-cell office:value-type="float" office:value="683" table:style-name="ce1">
            <text:p>683</text:p>
          </table:table-cell>
          <table:table-cell office:value-type="float" office:value="6764.2" table:style-name="ce1">
            <text:p>6764.2</text:p>
          </table:table-cell>
          <table:table-cell office:value-type="float" office:value="709.5" table:style-name="ce1">
            <text:p>709.5</text:p>
          </table:table-cell>
          <table:table-cell office:value-type="float" office:value="3408.6" table:style-name="ce1">
            <text:p>3408.6</text:p>
          </table:table-cell>
          <table:table-cell office:value-type="float" office:value="-4065.1" table:style-name="ce1">
            <text:p>-4065.1</text:p>
          </table:table-cell>
          <table:table-cell table:number-columns-repeated="16375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3915.1" table:style-name="ce1">
            <text:p>3915.1</text:p>
          </table:table-cell>
          <table:table-cell office:value-type="float" office:value="31.3" table:style-name="ce1">
            <text:p>31.3</text:p>
          </table:table-cell>
          <table:table-cell office:value-type="float" office:value="3915.1" table:style-name="ce1">
            <text:p>3915.1</text:p>
          </table:table-cell>
          <table:table-cell office:value-type="float" office:value="558.9" table:style-name="ce1">
            <text:p>558.9</text:p>
          </table:table-cell>
          <table:table-cell office:value-type="float" office:value="7830.2" table:style-name="ce1">
            <text:p>7830.2</text:p>
          </table:table-cell>
          <table:table-cell office:value-type="float" office:value="590.19999999999993" table:style-name="ce1">
            <text:p>590.2</text:p>
          </table:table-cell>
          <table:table-cell office:value-type="float" office:value="3946.4" table:style-name="ce1">
            <text:p>3946.4</text:p>
          </table:table-cell>
          <table:table-cell office:value-type="float" office:value="-4474" table:style-name="ce1">
            <text:p>-4474</text:p>
          </table:table-cell>
          <table:table-cell table:number-columns-repeated="16375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1629.6" table:style-name="ce1">
            <text:p>1629.6</text:p>
          </table:table-cell>
          <table:table-cell office:value-type="float" office:value="17.2" table:style-name="ce1">
            <text:p>17.2</text:p>
          </table:table-cell>
          <table:table-cell office:value-type="float" office:value="1629.6" table:style-name="ce1">
            <text:p>1629.6</text:p>
          </table:table-cell>
          <table:table-cell office:value-type="float" office:value="277" table:style-name="ce1">
            <text:p>277</text:p>
          </table:table-cell>
          <table:table-cell office:value-type="float" office:value="3259.2" table:style-name="ce1">
            <text:p>3259.2</text:p>
          </table:table-cell>
          <table:table-cell office:value-type="float" office:value="294.2" table:style-name="ce1">
            <text:p>294.2</text:p>
          </table:table-cell>
          <table:table-cell office:value-type="float" office:value="1646.8" table:style-name="ce1">
            <text:p>1646.8</text:p>
          </table:table-cell>
          <table:table-cell office:value-type="float" office:value="-1906.6" table:style-name="ce1">
            <text:p>-1906.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143.36" table:formula="msoxl:=AVERAGE(B2:B6)" table:style-name="ce8">
            <text:p>2143.4</text:p>
          </table:table-cell>
          <table:table-cell office:value-type="float" office:value="21.020000000000003" table:formula="msoxl:=AVERAGE(C2:C6)" table:style-name="ce8">
            <text:p>21.0</text:p>
          </table:table-cell>
          <table:table-cell office:value-type="float" office:value="2143.36" table:formula="msoxl:=AVERAGE(D2:D6)" table:style-name="ce8">
            <text:p>2143.4</text:p>
          </table:table-cell>
          <table:table-cell office:value-type="float" office:value="426.08000000000004" table:formula="msoxl:=AVERAGE(E2:E6)" table:style-name="ce8">
            <text:p>426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01.04733987757527" table:formula="msoxl:=IF(B8=0,0,MAX(SUMPRODUCT(B2:B6,B2:B6)/SUM(B2:B6)-B8,0))" table:style-name="ce8">
            <text:p>901.0</text:p>
          </table:table-cell>
          <table:table-cell office:value-type="float" office:value="6.2484110371075126" table:formula="msoxl:=IF(C8=0,0,MAX(SUMPRODUCT(C2:C6,C2:C6)/SUM(C2:C6)-C8,0))" table:style-name="ce8">
            <text:p>6.2</text:p>
          </table:table-cell>
          <table:table-cell office:value-type="float" office:value="901.04733987757527" table:formula="msoxl:=IF(D8=0,0,MAX(SUMPRODUCT(D2:D6,D2:D6)/SUM(D2:D6)-D8,0))" table:style-name="ce8">
            <text:p>901.0</text:p>
          </table:table-cell>
          <table:table-cell office:value-type="float" office:value="150.99340405557632" table:formula="msoxl:=IF(E8=0,0,MAX(SUMPRODUCT(E2:E6,E2:E6)/SUM(E2:E6)-E8,0))" table:style-name="ce8">
            <text:p>151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70.69266012242451" table:formula="msoxl:=ABS(MAX(B2:B6)-B8-B9)" table:style-name="ce8">
            <text:p>870.7</text:p>
          </table:table-cell>
          <table:table-cell office:value-type="float" office:value="4.031588962892485" table:formula="msoxl:=ABS(MAX(C2:C6)-C8-C9)" table:style-name="ce8">
            <text:p>4.0</text:p>
          </table:table-cell>
          <table:table-cell office:value-type="float" office:value="870.69266012242451" table:formula="msoxl:=ABS(MAX(D2:D6)-D8-D9)" table:style-name="ce8">
            <text:p>870.7</text:p>
          </table:table-cell>
          <table:table-cell office:value-type="float" office:value="105.92659594442364" table:formula="msoxl:=ABS(MAX(E2:E6)-E8-E9)" table:style-name="ce8">
            <text:p>105.9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7417.4" table:style-name="ce1">
            <text:p>7417.4</text:p>
          </table:table-cell>
          <table:table-cell office:value-type="float" office:value="227" table:style-name="ce1">
            <text:p>227</text:p>
          </table:table-cell>
          <table:table-cell office:value-type="float" office:value="7417.4" table:style-name="ce1">
            <text:p>7417.4</text:p>
          </table:table-cell>
          <table:table-cell office:value-type="float" office:value="495.5" table:style-name="ce1">
            <text:p>495.5</text:p>
          </table:table-cell>
          <table:table-cell table:number-columns-repeated="16379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14255.5" table:style-name="ce1">
            <text:p>14255.5</text:p>
          </table:table-cell>
          <table:table-cell office:value-type="float" office:value="227.7" table:style-name="ce1">
            <text:p>227.7</text:p>
          </table:table-cell>
          <table:table-cell office:value-type="float" office:value="14255.5" table:style-name="ce1">
            <text:p>14255.5</text:p>
          </table:table-cell>
          <table:table-cell office:value-type="float" office:value="527" table:style-name="ce1">
            <text:p>527</text:p>
          </table:table-cell>
          <table:table-cell table:number-columns-repeated="16379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16266.8" table:style-name="ce1">
            <text:p>16266.8</text:p>
          </table:table-cell>
          <table:table-cell office:value-type="float" office:value="212.9" table:style-name="ce1">
            <text:p>212.9</text:p>
          </table:table-cell>
          <table:table-cell office:value-type="float" office:value="16266.8" table:style-name="ce1">
            <text:p>16266.8</text:p>
          </table:table-cell>
          <table:table-cell office:value-type="float" office:value="453.7" table:style-name="ce1">
            <text:p>453.7</text:p>
          </table:table-cell>
          <table:table-cell table:number-columns-repeated="16379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6167" table:style-name="ce1">
            <text:p>6167</text:p>
          </table:table-cell>
          <table:table-cell office:value-type="float" office:value="117.6" table:style-name="ce1">
            <text:p>117.6</text:p>
          </table:table-cell>
          <table:table-cell office:value-type="float" office:value="6167" table:style-name="ce1">
            <text:p>6167</text:p>
          </table:table-cell>
          <table:table-cell office:value-type="float" office:value="226.7" table:style-name="ce1">
            <text:p>226.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821.34" table:formula="msoxl:=AVERAGE(B2:B6)" table:style-name="ce8">
            <text:p>8821.3</text:p>
          </table:table-cell>
          <table:table-cell office:value-type="float" office:value="158.04000000000002" table:formula="msoxl:=AVERAGE(C2:C6)" table:style-name="ce8">
            <text:p>158.0</text:p>
          </table:table-cell>
          <table:table-cell office:value-type="float" office:value="8821.34" table:formula="msoxl:=AVERAGE(D2:D6)" table:style-name="ce8">
            <text:p>8821.3</text:p>
          </table:table-cell>
          <table:table-cell office:value-type="float" office:value="340.72" table:formula="msoxl:=AVERAGE(E2:E6)" table:style-name="ce8">
            <text:p>340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895.0449086419976" table:formula="msoxl:=IF(B8=0,0,MAX(SUMPRODUCT(B2:B6,B2:B6)/SUM(B2:B6)-B8,0))" table:style-name="ce8">
            <text:p>3895.0</text:p>
          </table:table-cell>
          <table:table-cell office:value-type="float" office:value="47.676856492027326" table:formula="msoxl:=IF(C8=0,0,MAX(SUMPRODUCT(C2:C6,C2:C6)/SUM(C2:C6)-C8,0))" table:style-name="ce8">
            <text:p>47.7</text:p>
          </table:table-cell>
          <table:table-cell office:value-type="float" office:value="3895.0449086419976" table:formula="msoxl:=IF(D8=0,0,MAX(SUMPRODUCT(D2:D6,D2:D6)/SUM(D2:D6)-D8,0))" table:style-name="ce8">
            <text:p>3895.0</text:p>
          </table:table-cell>
          <table:table-cell office:value-type="float" office:value="117.41942239962424" table:formula="msoxl:=IF(E8=0,0,MAX(SUMPRODUCT(E2:E6,E2:E6)/SUM(E2:E6)-E8,0))" table:style-name="ce8">
            <text:p>117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550.4150913580015" table:formula="msoxl:=ABS(MAX(B2:B6)-B8-B9)" table:style-name="ce8">
            <text:p>3550.4</text:p>
          </table:table-cell>
          <table:table-cell office:value-type="float" office:value="21.983143507972642" table:formula="msoxl:=ABS(MAX(C2:C6)-C8-C9)" table:style-name="ce8">
            <text:p>22.0</text:p>
          </table:table-cell>
          <table:table-cell office:value-type="float" office:value="3550.4150913580015" table:formula="msoxl:=ABS(MAX(D2:D6)-D8-D9)" table:style-name="ce8">
            <text:p>3550.4</text:p>
          </table:table-cell>
          <table:table-cell office:value-type="float" office:value="68.860577600375734" table:formula="msoxl:=ABS(MAX(E2:E6)-E8-E9)" table:style-name="ce8">
            <text:p>68.9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9503.1" table:style-name="ce1">
            <text:p>9503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.2" table:style-name="ce1">
            <text:p>11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19" table:style-name="ce1">
            <text:p>19</text:p>
          </table:table-cell>
          <table:table-cell office:value-type="float" office:value="-1" table:style-name="ce1">
            <text:p>-1</text:p>
          </table:table-cell>
          <table:table-cell office:value-type="float" office:value="17031.2" table:style-name="ce1">
            <text:p>17031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3" table:style-name="ce1">
            <text:p>1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8125" table:style-name="ce1">
            <text:p>1812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9" table:style-name="ce1">
            <text:p>7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7125.5" table:style-name="ce1">
            <text:p>7125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64" table:style-name="ce1">
            <text:p>16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73" table:style-name="ce1">
            <text:p>473</text:p>
          </table:table-cell>
          <table:table-cell office:value-type="float" office:value="-1" table:style-name="ce1">
            <text:p>-1</text:p>
          </table:table-cell>
          <table:table-cell office:value-type="float" office:value="279" table:style-name="ce1">
            <text:p>279</text:p>
          </table:table-cell>
          <table:table-cell office:value-type="float" office:value="404" table:style-name="ce1">
            <text:p>404</text:p>
          </table:table-cell>
          <table:table-cell office:value-type="float" office:value="-1" table:style-name="ce1">
            <text:p>-1</text:p>
          </table:table-cell>
          <table:table-cell office:value-type="float" office:value="187540" table:style-name="ce1">
            <text:p>1875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07" table:style-name="ce1">
            <text:p>40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4" table:style-name="ce1">
            <text:p>384</text:p>
          </table:table-cell>
          <table:table-cell office:value-type="float" office:value="0" table:style-name="ce1">
            <text:p>0</text:p>
          </table:table-cell>
          <table:table-cell office:value-type="float" office:value="406" table:style-name="ce1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7541" table:style-name="ce1">
            <text:p>-1875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09" table:style-name="ce1">
            <text:p>40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11" table:style-name="ce1">
            <text:p>-711</text:p>
          </table:table-cell>
          <table:table-cell office:value-type="float" office:value="0" table:style-name="ce1">
            <text:p>0</text:p>
          </table:table-cell>
          <table:table-cell office:value-type="float" office:value="5656" table:style-name="ce1">
            <text:p>5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46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7" table:style-name="ce1">
            <text:p>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5" table:style-name="ce1">
            <text:p>275</text:p>
          </table:table-cell>
          <table:table-cell office:value-type="float" office:value="0" table:style-name="ce1">
            <text:p>0</text:p>
          </table:table-cell>
          <table:table-cell office:value-type="float" office:value="3421" table:style-name="ce1">
            <text:p>34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02" table:style-name="ce1">
            <text:p>3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-7635" table:style-name="ce1">
            <text:p>-76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0H54M17.000S" table:style-name="ce9">
            <text:p>10:54:17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0H54M17.000S" table:style-name="ce10">
            <text:p>10: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0H54M47.000S" table:style-name="ce9">
            <text:p>10:54:47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0H54M47.000S" table:style-name="ce10">
            <text:p>10: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0H55M17.000S" table:style-name="ce9">
            <text:p>10:55:17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0H55M17.000S" table:style-name="ce10">
            <text:p>10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0H55M47.000S" table:style-name="ce9">
            <text:p>10:55:47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0H55M47.000S" table:style-name="ce10">
            <text:p>10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0H56M17.000S" table:style-name="ce9">
            <text:p>10:56:17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0H56M17.000S" table:style-name="ce10">
            <text:p>10:56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94.9" table:style-name="ce1">
            <text:p>94.9</text:p>
          </table:table-cell>
          <table:table-cell office:value-type="float" office:value="4.5999999999999996" table:style-name="ce1">
            <text:p>4.6</text:p>
          </table:table-cell>
          <table:table-cell table:number-columns-repeated="16378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50.5" table:style-name="ce1">
            <text:p>50.5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72" table:style-name="ce1">
            <text:p>72</text:p>
          </table:table-cell>
          <table:table-cell office:value-type="float" office:value="10.1" table:style-name="ce1">
            <text:p>10.1</text:p>
          </table:table-cell>
          <table:table-cell office:value-type="float" office:value="0.1" table:style-name="ce1">
            <text:p>0.1</text:p>
          </table:table-cell>
          <table:table-cell office:value-type="float" office:value="17.8" table:style-name="ce1">
            <text:p>17.8</text:p>
          </table:table-cell>
          <table:table-cell office:value-type="float" office:value="82.1" table:style-name="ce1">
            <text:p>82.1</text:p>
          </table:table-cell>
          <table:table-cell table:number-columns-repeated="16378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20.8" table:style-name="ce1">
            <text:p>20.8</text:p>
          </table:table-cell>
          <table:table-cell office:value-type="float" office:value="79.099999999999994" table:style-name="ce1">
            <text:p>79.1</text:p>
          </table:table-cell>
          <table:table-cell table:number-columns-repeated="16378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32.6" table:style-name="ce1">
            <text:p>32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63.3" table:style-name="ce1">
            <text:p>63.3</text:p>
          </table:table-cell>
          <table:table-cell office:value-type="float" office:value="36.700000000000003" table:style-name="ce1">
            <text:p>36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4.66" table:style-name="ce1">
            <text:p>44.66</text:p>
          </table:table-cell>
          <table:table-cell office:value-type="float" office:value="7.0400000000000009" table:style-name="ce1">
            <text:p>7.04</text:p>
          </table:table-cell>
          <table:table-cell office:value-type="float" office:value="0.12" table:style-name="ce1">
            <text:p>0.12</text:p>
          </table:table-cell>
          <table:table-cell office:value-type="float" office:value="48.160000000000004" table:style-name="ce1">
            <text:p>48.16</text:p>
          </table:table-cell>
          <table:table-cell office:value-type="float" office:value="51.7" table:style-name="ce1">
            <text:p>51.7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4" table:style-name="ce1">
            <text:p>4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95.1" table:style-name="ce1">
            <text:p>95.1</text:p>
          </table:table-cell>
          <table:table-cell office:value-type="float" office:value="4.5999999999999996" table:style-name="ce1">
            <text:p>4.6</text:p>
          </table:table-cell>
          <table:table-cell table:number-columns-repeated="16378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52.7" table:style-name="ce1">
            <text:p>52.7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58.1" table:style-name="ce1">
            <text:p>58.1</text:p>
          </table:table-cell>
          <table:table-cell table:number-columns-repeated="16378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69.5" table:style-name="ce1">
            <text:p>69.5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21.2" table:style-name="ce1">
            <text:p>21.2</text:p>
          </table:table-cell>
          <table:table-cell office:value-type="float" office:value="78.8" table:style-name="ce1">
            <text:p>78.8</text:p>
          </table:table-cell>
          <table:table-cell table:number-columns-repeated="16378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12.3" table:style-name="ce1">
            <text:p>12.3</text:p>
          </table:table-cell>
          <table:table-cell office:value-type="float" office:value="0.1" table:style-name="ce1">
            <text:p>0.1</text:p>
          </table:table-cell>
          <table:table-cell office:value-type="float" office:value="21.9" table:style-name="ce1">
            <text:p>21.9</text:p>
          </table:table-cell>
          <table:table-cell office:value-type="float" office:value="77.899999999999991" table:style-name="ce1">
            <text:p>77.9</text:p>
          </table:table-cell>
          <table:table-cell table:number-columns-repeated="16378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37.4" table:style-name="ce1">
            <text:p>37.4</text:p>
          </table:table-cell>
          <table:table-cell office:value-type="float" office:value="2.9" table:style-name="ce1">
            <text:p>2.9</text:p>
          </table:table-cell>
          <table:table-cell office:value-type="float" office:value="0.1" table:style-name="ce1">
            <text:p>0.1</text:p>
          </table:table-cell>
          <table:table-cell office:value-type="float" office:value="59.7" table:style-name="ce1">
            <text:p>59.7</text:p>
          </table:table-cell>
          <table:table-cell office:value-type="float" office:value="40.299999999999997" table:style-name="ce1">
            <text:p>40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5.84" table:style-name="ce1">
            <text:p>45.84</text:p>
          </table:table-cell>
          <table:table-cell office:value-type="float" office:value="6.1" table:style-name="ce1">
            <text:p>6.1</text:p>
          </table:table-cell>
          <table:table-cell office:value-type="float" office:value="0.12" table:style-name="ce1">
            <text:p>0.12</text:p>
          </table:table-cell>
          <table:table-cell office:value-type="float" office:value="47.98" table:style-name="ce1">
            <text:p>47.98</text:p>
          </table:table-cell>
          <table:table-cell office:value-type="float" office:value="51.94" table:style-name="ce1">
            <text:p>51.94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2.9" table:style-name="ce1">
            <text:p>2.9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96.5" table:style-name="ce1">
            <text:p>96.5</text:p>
          </table:table-cell>
          <table:table-cell office:value-type="float" office:value="3.3" table:style-name="ce1">
            <text:p>3.3</text:p>
          </table:table-cell>
          <table:table-cell table:number-columns-repeated="16378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55.9" table:style-name="ce1">
            <text:p>55.9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39.9" table:style-name="ce1">
            <text:p>39.9</text:p>
          </table:table-cell>
          <table:table-cell office:value-type="float" office:value="60.1" table:style-name="ce1">
            <text:p>60.1</text:p>
          </table:table-cell>
          <table:table-cell table:number-columns-repeated="16378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67" table:style-name="ce1">
            <text:p>67</text:p>
          </table:table-cell>
          <table:table-cell office:value-type="float" office:value="12.7" table:style-name="ce1">
            <text:p>12.7</text:p>
          </table:table-cell>
          <table:table-cell office:value-type="float" office:value="0.6" table:style-name="ce1">
            <text:p>0.6</text:p>
          </table:table-cell>
          <table:table-cell office:value-type="float" office:value="19.7" table:style-name="ce1">
            <text:p>19.7</text:p>
          </table:table-cell>
          <table:table-cell office:value-type="float" office:value="79.7" table:style-name="ce1">
            <text:p>79.7</text:p>
          </table:table-cell>
          <table:table-cell table:number-columns-repeated="16378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68.2" table:style-name="ce1">
            <text:p>68.2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80.400000000000006" table:style-name="ce1">
            <text:p>80.4</text:p>
          </table:table-cell>
          <table:table-cell table:number-columns-repeated="16378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33.5" table:style-name="ce1">
            <text:p>33.5</text:p>
          </table:table-cell>
          <table:table-cell office:value-type="float" office:value="3.6" table:style-name="ce1">
            <text:p>3.6</text:p>
          </table:table-cell>
          <table:table-cell office:value-type="float" office:value="0.2" table:style-name="ce1">
            <text:p>0.2</text:p>
          </table:table-cell>
          <table:table-cell office:value-type="float" office:value="62.7" table:style-name="ce1">
            <text:p>62.7</text:p>
          </table:table-cell>
          <table:table-cell office:value-type="float" office:value="37.1" table:style-name="ce1">
            <text:p>37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5.5" table:style-name="ce1">
            <text:p>45.5</text:p>
          </table:table-cell>
          <table:table-cell office:value-type="float" office:value="6.62" table:style-name="ce1">
            <text:p>6.62</text:p>
          </table:table-cell>
          <table:table-cell office:value-type="float" office:value="0.2" table:style-name="ce1">
            <text:p>0.2</text:p>
          </table:table-cell>
          <table:table-cell office:value-type="float" office:value="47.679999999999993" table:style-name="ce1">
            <text:p>47.68</text:p>
          </table:table-cell>
          <table:table-cell office:value-type="float" office:value="52.120000000000005" table:style-name="ce1">
            <text:p>52.1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0H54M17.000S" table:style-name="ce9">
            <text:p>10:54:17</text:p>
          </table:table-cell>
          <table:table-cell office:value-type="float" office:value="2.4" table:style-name="ce1">
            <text:p>2.4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office:value-type="float" office:value="96.6" table:style-name="ce1">
            <text:p>96.6</text:p>
          </table:table-cell>
          <table:table-cell office:value-type="float" office:value="2.8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3290H54M47.000S" table:style-name="ce9">
            <text:p>10:54:47</text:p>
          </table:table-cell>
          <table:table-cell office:value-type="float" office:value="52.8" table:style-name="ce1">
            <text:p>52.8</text:p>
          </table:table-cell>
          <table:table-cell office:value-type="float" office:value="7.1" table:style-name="ce1">
            <text:p>7.1</text:p>
          </table:table-cell>
          <table:table-cell office:value-type="float" office:value="0.1" table:style-name="ce1">
            <text:p>0.1</text:p>
          </table:table-cell>
          <table:table-cell office:value-type="float" office:value="40.1" table:style-name="ce1">
            <text:p>40.1</text:p>
          </table:table-cell>
          <table:table-cell office:value-type="float" office:value="59.9" table:style-name="ce1">
            <text:p>59.9</text:p>
          </table:table-cell>
          <table:table-cell table:number-columns-repeated="16378"/>
        </table:table-row>
        <table:table-row table:style-name="ro1">
          <table:table-cell office:value-type="time" office:time-value="PT983290H55M17.000S" table:style-name="ce9">
            <text:p>10:55:17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8.9" table:style-name="ce1">
            <text:p>8.9</text:p>
          </table:table-cell>
          <table:table-cell office:value-type="float" office:value="0" table:style-name="ce1">
            <text:p>0</text:p>
          </table:table-cell>
          <table:table-cell office:value-type="float" office:value="21.5" table:style-name="ce1">
            <text:p>21.5</text:p>
          </table:table-cell>
          <table:table-cell office:value-type="float" office:value="78.5" table:style-name="ce1">
            <text:p>78.5</text:p>
          </table:table-cell>
          <table:table-cell table:number-columns-repeated="16378"/>
        </table:table-row>
        <table:table-row table:style-name="ro1">
          <table:table-cell office:value-type="time" office:time-value="PT983290H55M47.000S" table:style-name="ce9">
            <text:p>10:55:47</text:p>
          </table:table-cell>
          <table:table-cell office:value-type="float" office:value="69.8" table:style-name="ce1">
            <text:p>69.8</text:p>
          </table:table-cell>
          <table:table-cell office:value-type="float" office:value="12.7" table:style-name="ce1">
            <text:p>12.7</text:p>
          </table:table-cell>
          <table:table-cell office:value-type="float" office:value="0.5" table:style-name="ce1">
            <text:p>0.5</text:p>
          </table:table-cell>
          <table:table-cell office:value-type="float" office:value="17" table:style-name="ce1">
            <text:p>17</text:p>
          </table:table-cell>
          <table:table-cell office:value-type="float" office:value="82.5" table:style-name="ce1">
            <text:p>82.5</text:p>
          </table:table-cell>
          <table:table-cell table:number-columns-repeated="16378"/>
        </table:table-row>
        <table:table-row table:style-name="ro1">
          <table:table-cell office:value-type="time" office:time-value="PT983290H56M17.000S" table:style-name="ce9">
            <text:p>10:56:17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62.4" table:style-name="ce1">
            <text:p>62.4</text:p>
          </table:table-cell>
          <table:table-cell office:value-type="float" office:value="37.599999999999994" table:style-name="ce1">
            <text:p>37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5.879999999999995" table:style-name="ce1">
            <text:p>45.88</text:p>
          </table:table-cell>
          <table:table-cell office:value-type="float" office:value="6.38" table:style-name="ce1">
            <text:p>6.38</text:p>
          </table:table-cell>
          <table:table-cell office:value-type="float" office:value="0.24" table:style-name="ce1">
            <text:p>0.24</text:p>
          </table:table-cell>
          <table:table-cell office:value-type="float" office:value="47.519999999999996" table:style-name="ce1">
            <text:p>47.52</text:p>
          </table:table-cell>
          <table:table-cell office:value-type="float" office:value="52.259999999999991" table:style-name="ce1">
            <text:p>52.26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02T06:34:53Z</meta:creation-date>
    <dc:date>2012-03-02T06:35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-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60_Threads (KB/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60_Threads -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60_Threads (Kbyte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60_Threads (Kbyte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6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